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10C6C87E90F37F1ED4.png" manifest:media-type="image/png"/>
  <manifest:file-entry manifest:full-path="Pictures/10000000000004B2000001CB3B00580895E24CD9.png" manifest:media-type="image/png"/>
  <manifest:file-entry manifest:full-path="Pictures/10000000000004B2000002393449E070E92624C7.png" manifest:media-type="image/png"/>
  <manifest:file-entry manifest:full-path="Pictures/10000000000004B200000405E897A590C930AD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054cm" svg:x="1.472cm" svg:y="1.143cm">
          <draw:image xlink:href="Pictures/10000000000004B2000002393449E070E92624C7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3.843cm" svg:y="11.997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24668.1407035176 -18124.35505028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13.828cm" svg:y="11.999cm">
          <text:p text:style-name="P2">Create New</text:p>
          <text:p text:style-name="P2">Associated</text:p>
          <text:p text:style-name="P2">Resource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7.399cm" svg:y1="11.997cm" svg:x2="18.796cm" svg:y2="11.997cm">
          <text:p/>
        </draw:line>
      </draw:page>
      <draw:page draw:name="page2" draw:style-name="dp1" draw:master-page-name="Default">
        <draw:frame draw:style-name="gr1" draw:text-style-name="P1" draw:layer="layout" svg:width="31.802cm" svg:height="27.225cm" svg:x="1.846cm" svg:y="6.495cm">
          <draw:image xlink:href="Pictures/10000000000004B200000405E897A590C930ADAD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12.143cm" svg:x="5.536cm" svg:y="6.604cm">
          <draw:image xlink:href="Pictures/10000000000004B2000001CB3B00580895E24CD9.png" xlink:type="simple" xlink:show="embed" xlink:actuate="onLoad">
            <text:p/>
          </draw:image>
        </draw:frame>
        <draw:custom-shape draw:style-name="gr5" draw:text-style-name="P3" draw:layer="layout" svg:width="5.969cm" svg:height="2.032cm" svg:x="1.143cm" svg:y="18.034cm">
          <text:p text:style-name="P2">Search Column</text:p>
          <draw:enhanced-geometry svg:viewBox="0 0 21600 21600" draw:glue-points="10800 0 0 10800 10800 21600 21600 10800 ?f40 ?f41" draw:text-areas="0 0 21600 21600" draw:type="rectangular-callout" draw:modifiers="28268.1407035176 -48459.22282341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12.827cm" svg:y="7.366cm">
          <text:p text:style-name="P2">Search ALL</text:p>
          <text:p text:style-name="P2">Columns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5.969cm" svg:height="2.032cm" svg:x="29.083cm" svg:y="19.939cm">
          <text:p text:style-name="P2">Record Controls</text:p>
          <draw:enhanced-geometry svg:viewBox="0 0 21600 21600" draw:glue-points="10800 0 0 10800 10800 21600 21600 10800 ?f40 ?f41" draw:text-areas="0 0 21600 21600" draw:type="rectangular-callout" draw:modifiers="20720.8040201005 -19188.19478603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25.654cm" svg:y="8.001cm">
          <text:p text:style-name="P2">Select</text:p>
          <text:p text:style-name="P2">Columns to</text:p>
          <text:p text:style-name="P2">Display</text:p>
          <draw:enhanced-geometry svg:viewBox="0 0 21600 21600" draw:glue-points="10800 0 0 10800 10800 21600 21600 10800 ?f40 ?f41" draw:text-areas="0 0 21600 21600" draw:type="rectangular-callout" draw:modifiers="30453.4673366834 22156.42218246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13.97cm" svg:y="19.223cm">
          <text:p text:style-name="P2">Number of</text:p>
          <text:p text:style-name="P2">Items to</text:p>
          <text:p text:style-name="P2">Display</text:p>
          <draw:enhanced-geometry svg:viewBox="0 0 21600 21600" draw:glue-points="10800 0 0 10800 10800 21600 21600 10800 ?f40 ?f41" draw:text-areas="0 0 21600 21600" draw:type="rectangular-callout" draw:modifiers="26817.2864321608 -12202.64758497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6" draw:text-style-name="P2" draw:layer="layout" svg:width="31.802cm" svg:height="27.516cm" svg:x="2.107cm" svg:y="2.286cm">
          <draw:image xlink:href="Pictures/10000000000004B200000410C6C87E90F37F1ED4.png" xlink:type="simple" xlink:show="embed" xlink:actuate="onLoad">
            <text:p/>
          </draw:image>
        </draw:frame>
        <draw:custom-shape draw:style-name="gr3" draw:text-style-name="P3" draw:layer="layout" svg:width="5.969cm" svg:height="2.794cm" svg:x="26.035cm" svg:y="17.907cm">
          <text:p text:style-name="P2">Create New</text:p>
          <text:p text:style-name="P2">Associated</text:p>
          <text:p text:style-name="P2">Resource</text:p>
          <draw:enhanced-geometry svg:viewBox="0 0 21600 21600" draw:glue-points="10800 0 0 10800 10800 21600 21600 10800 ?f40 ?f41" draw:text-areas="0 0 21600 21600" draw:type="rectangular-callout" draw:modifiers="18499.2964824121 -16058.9624329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7-03T11:46:50.456515201</dc:date>
    <meta:editing-duration>P1DT3H27M15S</meta:editing-duration>
    <meta:editing-cycles>39</meta:editing-cycles>
    <meta:generator>LibreOffice/6.0.7.3$Linux_X86_64 LibreOffice_project/00m0$Build-3</meta:generator>
    <meta:document-statistic meta:object-count="13"/>
  </office:meta>
</office:document-meta>
</file>